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/>
    </style:style>
    <style:style style:name="P2" style:family="paragraph" style:parent-style-name="Standard">
      <style:paragraph-properties fo:text-align="justify" style:justify-single-word="false"/>
      <style:text-properties style:font-name="arial" officeooo:paragraph-rsid="000c7c56"/>
    </style:style>
    <style:style style:name="P3" style:family="paragraph" style:parent-style-name="Standard">
      <style:paragraph-properties fo:text-align="justify" style:justify-single-word="false"/>
      <style:text-properties style:font-name="arial" officeooo:paragraph-rsid="000d6726"/>
    </style:style>
    <style:style style:name="P4" style:family="paragraph" style:parent-style-name="Standard">
      <style:paragraph-properties fo:text-align="justify" style:justify-single-word="false"/>
      <style:text-properties style:font-name="arial" officeooo:paragraph-rsid="00197c43"/>
    </style:style>
    <style:style style:name="P5" style:family="paragraph" style:parent-style-name="Standard">
      <style:paragraph-properties fo:text-align="justify" style:justify-single-word="false"/>
      <style:text-properties style:font-name="arial" fo:font-weight="bold" officeooo:paragraph-rsid="00197c43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weight="bold" officeooo:paragraph-rsid="000d6726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weight="bold" officeooo:paragraph-rsid="000c7c56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Gem fukuzatsu </text:p>
      <text:p text:style-name="P7"/>
      <text:p text:style-name="P2"><text:tab/>Objetivo dessa gem é verificar a complexidade dos métodos de uma classe Ruby (.rb).</text:p>
      <text:p text:style-name="P2"><text:tab/>A utilização da ferramenta em meus arquivos .rb, apresentaram complexidade 0 em todos os métodos.</text:p>
      <text:p text:style-name="P1"/>
      <text:p text:style-name="P6">Gem rubocop</text:p>
      <text:p text:style-name="P6"/>
      <text:p text:style-name="P3"><text:tab/>Tem como finalidade a analize dos arquivos ruby, para apontar os erros de Style Guide. Possui ainda, uma funcionalidade de correção automática desses erros.</text:p>
      <text:p text:style-name="P3"><text:tab/>Em meus testes, ao analisar os 5 arquivos (metric, temperature, metric_test, temperature_test e Gemfile) foi apontado 176 "ofenças" e após rodar "rubocop -a" foi constatado à diminuição para 6 "ofenças".</text:p>
      <text:p text:style-name="P1"/>
      <text:p text:style-name="P6">Gem rubycritic</text:p>
      <text:p text:style-name="P6"/>
      <text:p text:style-name="P3"><text:tab/>Tem como finalidade "encapsular" as diversas analizes de diferentes Gems, para um relatório mais agradavél sobre o código, através da criação de uma pasta temporária que abrirá no navegador o relatório.</text:p>
      <text:p text:style-name="P1"/>
      <text:p text:style-name="P5">Gem fasterer</text:p>
      <text:p text:style-name="P5"/>
      <text:p text:style-name="P4"><text:tab/>Verifica o código dos arquivos Ruby, a fim de apontar possíveis melhorias de performan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20:05:59.024286679</meta:creation-date>
    <dc:date>2019-09-03T20:07:57.038839527</dc:date>
    <meta:editing-duration>PT1M52S</meta:editing-duration>
    <meta:editing-cycles>20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136" meta:character-count="887" meta:non-whitespace-character-count="754"/>
  </office:meta>
</office:document-meta>
</file>